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fo:font-weight="bold" officeooo:rsid="00316ff0" officeooo:paragraph-rsid="00316ff0" style:font-weight-asian="bold" style:font-weight-complex="bold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589f8a" officeooo:paragraph-rsid="00589f8a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31c05c" officeooo:paragraph-rsid="007b3d47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31c05c" officeooo:paragraph-rsid="00891dde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32fd32" officeooo:paragraph-rsid="007b3d47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32fd32" officeooo:paragraph-rsid="0089bbd5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7b3d47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891dde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fda8d" officeooo:paragraph-rsid="007b3d47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fda8d" officeooo:paragraph-rsid="00891dde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fda8d" officeooo:paragraph-rsid="008c04cc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45fb5c" officeooo:paragraph-rsid="00589f8a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45fb5c" officeooo:paragraph-rsid="006279e5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45fb5c" officeooo:paragraph-rsid="0064c923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45fb5c" officeooo:paragraph-rsid="00656038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45fb5c" officeooo:paragraph-rsid="006ccac5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45fb5c" officeooo:paragraph-rsid="006ebd3a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45fb5c" officeooo:paragraph-rsid="00717123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45fb5c" officeooo:paragraph-rsid="00756235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45fb5c" officeooo:paragraph-rsid="007b3d47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45fb5c" officeooo:paragraph-rsid="00891dde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d3c1d" officeooo:paragraph-rsid="00316ff0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d3c1d" officeooo:paragraph-rsid="005bb374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d3c1d" officeooo:paragraph-rsid="0061e4ca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589f8a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592c02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6279e5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7b3d47"/>
    </style:style>
    <style:style style:name="P3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840e71"/>
    </style:style>
    <style:style style:name="P4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856be1"/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86fd12"/>
    </style:style>
    <style:style style:name="P4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891dde"/>
    </style:style>
    <style:style style:name="P4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91f68d"/>
    </style:style>
    <style:style style:name="P4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966d0e"/>
    </style:style>
    <style:style style:name="P4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89f8a" officeooo:paragraph-rsid="00589f8a"/>
    </style:style>
    <style:style style:name="P4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5a6591"/>
    </style:style>
    <style:style style:name="P4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6279e5"/>
    </style:style>
    <style:style style:name="P4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64c923"/>
    </style:style>
    <style:style style:name="P4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656038"/>
    </style:style>
    <style:style style:name="P5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67c636"/>
    </style:style>
    <style:style style:name="P5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6ccac5"/>
    </style:style>
    <style:style style:name="P5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70a35f"/>
    </style:style>
    <style:style style:name="P5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717123"/>
    </style:style>
    <style:style style:name="P5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741145"/>
    </style:style>
    <style:style style:name="P5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76abf9"/>
    </style:style>
    <style:style style:name="P5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777bbb"/>
    </style:style>
    <style:style style:name="P5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a6591" officeooo:paragraph-rsid="00787be8"/>
    </style:style>
    <style:style style:name="P5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cacbe" officeooo:paragraph-rsid="005cacbe"/>
    </style:style>
    <style:style style:name="P5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f6fb3" officeooo:paragraph-rsid="005f6fb3"/>
    </style:style>
    <style:style style:name="P6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74c8e" officeooo:paragraph-rsid="00856be1"/>
    </style:style>
    <style:style style:name="P6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74c8e" officeooo:paragraph-rsid="0092d8b6"/>
    </style:style>
    <style:style style:name="P6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2fd32" officeooo:paragraph-rsid="007b3d47"/>
    </style:style>
    <style:style style:name="P6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2fd32" officeooo:paragraph-rsid="00891dde"/>
    </style:style>
    <style:style style:name="P6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59d43" officeooo:paragraph-rsid="007b3d47"/>
    </style:style>
    <style:style style:name="P6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59d43" officeooo:paragraph-rsid="00891dde"/>
    </style:style>
    <style:style style:name="P66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  <style:text-properties fo:font-weight="bold" style:font-weight-asian="bold" style:font-weight-complex="bold"/>
    </style:style>
    <style:style style:name="P6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639bef" officeooo:paragraph-rsid="00639bef"/>
    </style:style>
    <style:style style:name="P6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64c8af" officeooo:paragraph-rsid="0064c8af"/>
    </style:style>
    <style:style style:name="P6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6279e5" officeooo:paragraph-rsid="006279e5"/>
    </style:style>
    <style:style style:name="P7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64c923" officeooo:paragraph-rsid="0064c923"/>
    </style:style>
    <style:style style:name="P7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67c636" officeooo:paragraph-rsid="0067c636"/>
    </style:style>
    <style:style style:name="P7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6a50e7" officeooo:paragraph-rsid="0067c636"/>
    </style:style>
    <style:style style:name="P7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6a50e7" officeooo:paragraph-rsid="00777bbb"/>
    </style:style>
    <style:style style:name="P7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6a50e7" officeooo:paragraph-rsid="0060a0a1"/>
    </style:style>
    <style:style style:name="P7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6a50e7" officeooo:paragraph-rsid="009de5ed"/>
    </style:style>
    <style:style style:name="P7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6bf9f2" officeooo:paragraph-rsid="006bf9f2"/>
    </style:style>
    <style:style style:name="P7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6bf9f2" officeooo:paragraph-rsid="006ccac5"/>
    </style:style>
    <style:style style:name="P7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6ccac5" officeooo:paragraph-rsid="006ccac5"/>
    </style:style>
    <style:style style:name="P7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717123" officeooo:paragraph-rsid="00717123"/>
    </style:style>
    <style:style style:name="P8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717123" officeooo:paragraph-rsid="00741145"/>
    </style:style>
    <style:style style:name="P8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771b0c" officeooo:paragraph-rsid="00771b0c"/>
    </style:style>
    <style:style style:name="P8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style:text-underline-style="solid" style:text-underline-width="auto" style:text-underline-color="font-color" officeooo:rsid="007a747e" officeooo:paragraph-rsid="007a747e"/>
    </style:style>
    <style:style style:name="P8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7c9013" officeooo:paragraph-rsid="007c9013"/>
    </style:style>
    <style:style style:name="P8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7d7f8b" officeooo:paragraph-rsid="007d7f8b"/>
    </style:style>
    <style:style style:name="P8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7f6971" officeooo:paragraph-rsid="007b3d47"/>
    </style:style>
    <style:style style:name="P8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7fc4ed" officeooo:paragraph-rsid="007fc4ed"/>
    </style:style>
    <style:style style:name="P8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840e71" officeooo:paragraph-rsid="007b3d47"/>
    </style:style>
    <style:style style:name="P8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840e71" officeooo:paragraph-rsid="00891dde"/>
    </style:style>
    <style:style style:name="P8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84963d" officeooo:paragraph-rsid="0084963d"/>
    </style:style>
    <style:style style:name="P9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84963d" officeooo:paragraph-rsid="00891dde"/>
    </style:style>
    <style:style style:name="P91" style:family="paragraph" style:parent-style-name="Text_20_body">
      <style:paragraph-properties fo:margin-left="0cm" fo:margin-right="0cm" fo:text-align="center" style:justify-single-word="false" fo:text-indent="0cm" style:auto-text-indent="false" style:text-autospace="none"/>
      <style:text-properties style:text-position="0% 100%" fo:language="ru" fo:country="RU" officeooo:rsid="00856be1" officeooo:paragraph-rsid="00856be1"/>
    </style:style>
    <style:style style:name="P9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86fd12" officeooo:paragraph-rsid="0086fd12"/>
    </style:style>
    <style:style style:name="P9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86fd12" officeooo:paragraph-rsid="00891dde"/>
    </style:style>
    <style:style style:name="P9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889a5b" officeooo:paragraph-rsid="00889a5b"/>
    </style:style>
    <style:style style:name="P9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8ea8b4" officeooo:paragraph-rsid="008ea8b4"/>
    </style:style>
    <style:style style:name="P9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90a02d" officeooo:paragraph-rsid="0090a02d"/>
    </style:style>
    <style:style style:name="P9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90e597" officeooo:paragraph-rsid="0090e597"/>
    </style:style>
    <style:style style:name="P98" style:family="paragraph" style:parent-style-name="Text_20_body">
      <style:paragraph-properties fo:margin-left="0cm" fo:margin-right="0cm" fo:text-align="center" style:justify-single-word="false" fo:text-indent="0cm" style:auto-text-indent="false" style:text-autospace="none"/>
      <style:text-properties style:text-position="0% 100%" fo:language="ru" fo:country="RU" officeooo:rsid="0092d8b6" officeooo:paragraph-rsid="0092d8b6"/>
    </style:style>
    <style:style style:name="P9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weight="bold" officeooo:rsid="003d3c1d" officeooo:paragraph-rsid="003d3c1d" style:font-weight-asian="bold" style:font-weight-complex="bold"/>
    </style:style>
    <style:style style:name="P10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weight="normal" officeooo:rsid="009940c6" officeooo:paragraph-rsid="009940c6" style:font-weight-asian="normal" style:font-weight-complex="normal"/>
    </style:style>
    <style:style style:name="P101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02" style:family="paragraph" style:parent-style-name="Standard" style:list-style-name="WW8Num19">
      <style:paragraph-properties fo:text-align="justify" style:justify-single-word="false"/>
      <style:text-properties fo:font-size="12pt" officeooo:paragraph-rsid="005466c8" style:font-size-asian="12pt" style:font-size-complex="12pt"/>
    </style:style>
    <style:style style:name="P103" style:family="paragraph" style:parent-style-name="Standard" style:list-style-name="WW8Num18">
      <style:paragraph-properties fo:text-align="justify" style:justify-single-word="false"/>
      <style:text-properties officeooo:paragraph-rsid="009c45ab"/>
    </style:style>
    <style:style style:name="P104" style:family="paragraph" style:parent-style-name="Standard" style:list-style-name="L3">
      <style:paragraph-properties fo:text-align="justify" style:justify-single-word="false"/>
      <style:text-properties officeooo:paragraph-rsid="009c45ab"/>
    </style:style>
    <style:style style:name="P105" style:family="paragraph" style:parent-style-name="Standard" style:list-style-name="WW8Num18">
      <style:paragraph-properties fo:text-align="justify" style:justify-single-word="false"/>
      <style:text-properties fo:font-size="14pt" officeooo:paragraph-rsid="009c45ab" style:font-size-asian="14pt" style:font-size-complex="14pt"/>
    </style:style>
    <style:style style:name="P106" style:family="paragraph" style:parent-style-name="Standard">
      <style:paragraph-properties fo:text-align="justify" style:justify-single-word="false"/>
      <style:text-properties fo:font-size="14pt" officeooo:paragraph-rsid="009c45ab" style:font-size-asian="14pt" style:font-size-complex="14pt"/>
    </style:style>
    <style:style style:name="P107" style:family="paragraph" style:parent-style-name="Standard">
      <style:paragraph-properties fo:text-align="justify" style:justify-single-word="false">
        <style:tab-stops>
          <style:tab-stop style:position="4.48cm"/>
        </style:tab-stops>
      </style:paragraph-properties>
      <style:text-properties fo:font-size="14pt" officeooo:paragraph-rsid="009c45ab" style:font-size-asian="14pt" style:font-size-complex="14pt"/>
    </style:style>
    <style:style style:name="P108" style:family="paragraph" style:parent-style-name="Standard">
      <style:paragraph-properties fo:text-align="justify" style:justify-single-word="false"/>
      <style:text-properties fo:language="ru" fo:country="RU" officeooo:rsid="00316ff0" officeooo:paragraph-rsid="009c45ab"/>
    </style:style>
    <style:style style:name="P109" style:family="paragraph" style:parent-style-name="Standard">
      <style:paragraph-properties fo:margin-left="4.445cm" fo:margin-right="0cm" fo:text-align="justify" style:justify-single-word="false" fo:text-indent="0cm" style:auto-text-indent="false"/>
      <style:text-properties fo:font-size="14pt" officeooo:paragraph-rsid="009c45ab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e683"/>
    </style:style>
    <style:style style:name="T3" style:family="text">
      <style:text-properties fo:language="ru" fo:country="RU" officeooo:rsid="001be683"/>
    </style:style>
    <style:style style:name="T4" style:family="text">
      <style:text-properties fo:language="ru" fo:country="RU" officeooo:rsid="0030b7c2"/>
    </style:style>
    <style:style style:name="T5" style:family="text">
      <style:text-properties fo:language="ru" fo:country="RU" officeooo:rsid="009aae07"/>
    </style:style>
    <style:style style:name="T6" style:family="text">
      <style:text-properties fo:language="ru" fo:country="RU" officeooo:rsid="009f2f0f"/>
    </style:style>
    <style:style style:name="T7" style:family="text">
      <style:text-properties officeooo:rsid="0023e6d9"/>
    </style:style>
    <style:style style:name="T8" style:family="text">
      <style:text-properties officeooo:rsid="0025b96c"/>
    </style:style>
    <style:style style:name="T9" style:family="text">
      <style:text-properties officeooo:rsid="0030b7c2"/>
    </style:style>
    <style:style style:name="T10" style:family="text">
      <style:text-properties fo:font-weight="bold" officeooo:rsid="00589f8a" style:font-weight-asian="bold" style:font-weight-complex="bold"/>
    </style:style>
    <style:style style:name="T11" style:family="text">
      <style:text-properties fo:font-weight="bold" officeooo:rsid="00856be1" style:font-weight-asian="bold" style:font-weight-complex="bold"/>
    </style:style>
    <style:style style:name="T12" style:family="text">
      <style:text-properties fo:font-weight="bold" officeooo:rsid="0092bfdc" style:font-weight-asian="bold" style:font-weight-complex="bold"/>
    </style:style>
    <style:style style:name="T13" style:family="text">
      <style:text-properties fo:background-color="#ffff00"/>
    </style:style>
    <style:style style:name="T14" style:family="text">
      <style:text-properties officeooo:rsid="006279e5" fo:background-color="#ffff00"/>
    </style:style>
    <style:style style:name="T15" style:family="text">
      <style:text-properties officeooo:rsid="0064c8af" fo:background-color="#ffff00"/>
    </style:style>
    <style:style style:name="T16" style:family="text">
      <style:text-properties officeooo:rsid="0064c923" fo:background-color="#ffff00"/>
    </style:style>
    <style:style style:name="T17" style:family="text">
      <style:text-properties officeooo:rsid="006ccac5" fo:background-color="#ffff00"/>
    </style:style>
    <style:style style:name="T18" style:family="text">
      <style:text-properties officeooo:rsid="0070a35f" fo:background-color="#ffff00"/>
    </style:style>
    <style:style style:name="T19" style:family="text">
      <style:text-properties officeooo:rsid="00717123" fo:background-color="#ffff00"/>
    </style:style>
    <style:style style:name="T20" style:family="text">
      <style:text-properties officeooo:rsid="00741145" fo:background-color="#ffff00"/>
    </style:style>
    <style:style style:name="T21" style:family="text">
      <style:text-properties officeooo:rsid="00589f8a"/>
    </style:style>
    <style:style style:name="T22" style:family="text">
      <style:text-properties officeooo:rsid="00592c02"/>
    </style:style>
    <style:style style:name="T23" style:family="text">
      <style:text-properties officeooo:rsid="005a6591"/>
    </style:style>
    <style:style style:name="T24" style:family="text">
      <style:text-properties officeooo:rsid="005bb374"/>
    </style:style>
    <style:style style:name="T25" style:family="text">
      <style:text-properties officeooo:rsid="005cacbe"/>
    </style:style>
    <style:style style:name="T26" style:family="text">
      <style:text-properties officeooo:rsid="005d8378"/>
    </style:style>
    <style:style style:name="T27" style:family="text">
      <style:text-properties officeooo:rsid="0060a0a1"/>
    </style:style>
    <style:style style:name="T28" style:family="text">
      <style:text-properties officeooo:rsid="0061e4ca"/>
    </style:style>
    <style:style style:name="T29" style:family="text">
      <style:text-properties officeooo:rsid="0061f3f7"/>
    </style:style>
    <style:style style:name="T30" style:family="text">
      <style:text-properties officeooo:rsid="0045fb5c"/>
    </style:style>
    <style:style style:name="T31" style:family="text">
      <style:text-properties officeooo:rsid="006279e5"/>
    </style:style>
    <style:style style:name="T32" style:family="text">
      <style:text-properties officeooo:rsid="0062e7c9"/>
    </style:style>
    <style:style style:name="T33" style:family="text">
      <style:text-properties officeooo:rsid="00639bef"/>
    </style:style>
    <style:style style:name="T34" style:family="text">
      <style:text-properties officeooo:rsid="0064c8af"/>
    </style:style>
    <style:style style:name="T35" style:family="text">
      <style:text-properties style:text-position="0% 100%" officeooo:rsid="0032fd32"/>
    </style:style>
    <style:style style:name="T36" style:family="text">
      <style:text-properties style:text-position="0% 100%" officeooo:rsid="0033b8c0"/>
    </style:style>
    <style:style style:name="T37" style:family="text">
      <style:text-properties style:text-position="0% 100%" officeooo:rsid="007b7f96"/>
    </style:style>
    <style:style style:name="T38" style:family="text">
      <style:text-properties style:text-position="0% 100%" officeooo:rsid="007c9013"/>
    </style:style>
    <style:style style:name="T39" style:family="text">
      <style:text-properties style:text-position="0% 100%" officeooo:rsid="008a082d"/>
    </style:style>
    <style:style style:name="T40" style:family="text">
      <style:text-properties style:text-position="0% 100%" officeooo:rsid="008c04cc"/>
    </style:style>
    <style:style style:name="T41" style:family="text">
      <style:text-properties style:text-position="0% 100%" officeooo:rsid="008cc6df"/>
    </style:style>
    <style:style style:name="T42" style:family="text">
      <style:text-properties officeooo:rsid="0064c923"/>
    </style:style>
    <style:style style:name="T43" style:family="text">
      <style:text-properties officeooo:rsid="00656038"/>
    </style:style>
    <style:style style:name="T44" style:family="text">
      <style:text-properties officeooo:rsid="00663c9c"/>
    </style:style>
    <style:style style:name="T45" style:family="text">
      <style:text-properties officeooo:rsid="0067c636"/>
    </style:style>
    <style:style style:name="T46" style:family="text">
      <style:text-properties officeooo:rsid="006a50e7"/>
    </style:style>
    <style:style style:name="T47" style:family="text">
      <style:text-properties officeooo:rsid="006ccac5"/>
    </style:style>
    <style:style style:name="T48" style:family="text">
      <style:text-properties officeooo:rsid="006ccac5" fo:background-color="transparent"/>
    </style:style>
    <style:style style:name="T49" style:family="text">
      <style:text-properties officeooo:rsid="00717123" fo:background-color="transparent"/>
    </style:style>
    <style:style style:name="T50" style:family="text">
      <style:text-properties officeooo:rsid="00756235" fo:background-color="transparent"/>
    </style:style>
    <style:style style:name="T51" style:family="text">
      <style:text-properties officeooo:rsid="006ebd3a"/>
    </style:style>
    <style:style style:name="T52" style:family="text">
      <style:text-properties officeooo:rsid="0070a35f"/>
    </style:style>
    <style:style style:name="T53" style:family="text">
      <style:text-properties officeooo:rsid="00717123"/>
    </style:style>
    <style:style style:name="T54" style:family="text">
      <style:text-properties officeooo:rsid="0072dcb9"/>
    </style:style>
    <style:style style:name="T55" style:family="text">
      <style:text-properties officeooo:rsid="00741145"/>
    </style:style>
    <style:style style:name="T56" style:family="text">
      <style:text-properties officeooo:rsid="00756235"/>
    </style:style>
    <style:style style:name="T57" style:family="text">
      <style:text-properties officeooo:rsid="0076abf9"/>
    </style:style>
    <style:style style:name="T58" style:family="text">
      <style:text-properties officeooo:rsid="00771b0c"/>
    </style:style>
    <style:style style:name="T59" style:family="text">
      <style:text-properties officeooo:rsid="00777bbb"/>
    </style:style>
    <style:style style:name="T60" style:family="text">
      <style:text-properties officeooo:rsid="00787be8"/>
    </style:style>
    <style:style style:name="T61" style:family="text">
      <style:text-properties officeooo:rsid="0079218f"/>
    </style:style>
    <style:style style:name="T62" style:family="text">
      <style:text-properties officeooo:rsid="007a6899"/>
    </style:style>
    <style:style style:name="T63" style:family="text">
      <style:text-properties officeooo:rsid="0041fed0"/>
    </style:style>
    <style:style style:name="T64" style:family="text">
      <style:text-properties officeooo:rsid="0032fd32"/>
    </style:style>
    <style:style style:name="T65" style:family="text">
      <style:text-properties style:text-position="super 58%" officeooo:rsid="0032fd32"/>
    </style:style>
    <style:style style:name="T66" style:family="text">
      <style:text-properties style:text-position="super 58%" officeooo:rsid="0033b8c0"/>
    </style:style>
    <style:style style:name="T67" style:family="text">
      <style:text-properties officeooo:rsid="0043cad1"/>
    </style:style>
    <style:style style:name="T68" style:family="text">
      <style:text-properties officeooo:rsid="0033b8c0"/>
    </style:style>
    <style:style style:name="T69" style:family="text">
      <style:text-properties officeooo:rsid="0045aa8b"/>
    </style:style>
    <style:style style:name="T70" style:family="text">
      <style:text-properties officeooo:rsid="004c500a"/>
    </style:style>
    <style:style style:name="T71" style:family="text">
      <style:text-properties style:text-position="sub 58%" officeooo:rsid="0043cad1"/>
    </style:style>
    <style:style style:name="T72" style:family="text">
      <style:text-properties style:text-position="sub 58%" officeooo:rsid="0045fb5c"/>
    </style:style>
    <style:style style:name="T73" style:family="text">
      <style:text-properties officeooo:rsid="007b3d47"/>
    </style:style>
    <style:style style:name="T74" style:family="text">
      <style:text-properties officeooo:rsid="007b7f96"/>
    </style:style>
    <style:style style:name="T75" style:family="text">
      <style:text-properties officeooo:rsid="007d7f8b"/>
    </style:style>
    <style:style style:name="T76" style:family="text">
      <style:text-properties officeooo:rsid="007f6971"/>
    </style:style>
    <style:style style:name="T77" style:family="text">
      <style:text-properties officeooo:rsid="007fc4ed"/>
    </style:style>
    <style:style style:name="T78" style:family="text">
      <style:text-properties officeooo:rsid="00840e71"/>
    </style:style>
    <style:style style:name="T79" style:family="text">
      <style:text-properties officeooo:rsid="00856be1"/>
    </style:style>
    <style:style style:name="T80" style:family="text">
      <style:text-properties officeooo:rsid="0086fd12"/>
    </style:style>
    <style:style style:name="T81" style:family="text">
      <style:text-properties officeooo:rsid="0087eee5"/>
    </style:style>
    <style:style style:name="T82" style:family="text">
      <style:text-properties officeooo:rsid="0088514e"/>
    </style:style>
    <style:style style:name="T83" style:family="text">
      <style:text-properties officeooo:rsid="00889a5b"/>
    </style:style>
    <style:style style:name="T84" style:family="text">
      <style:text-properties officeooo:rsid="0089bbd5"/>
    </style:style>
    <style:style style:name="T85" style:family="text">
      <style:text-properties officeooo:rsid="008c04cc"/>
    </style:style>
    <style:style style:name="T86" style:family="text">
      <style:text-properties officeooo:rsid="008ea8b4"/>
    </style:style>
    <style:style style:name="T87" style:family="text">
      <style:text-properties officeooo:rsid="00901abf"/>
    </style:style>
    <style:style style:name="T88" style:family="text">
      <style:text-properties officeooo:rsid="0090e597"/>
    </style:style>
    <style:style style:name="T89" style:family="text">
      <style:text-properties officeooo:rsid="0091f68d"/>
    </style:style>
    <style:style style:name="T90" style:family="text">
      <style:text-properties officeooo:rsid="00948870"/>
    </style:style>
    <style:style style:name="T91" style:family="text">
      <style:text-properties officeooo:rsid="00966d0e"/>
    </style:style>
    <style:style style:name="T92" style:family="text">
      <style:text-properties officeooo:rsid="0098552f"/>
    </style:style>
    <style:style style:name="T93" style:family="text">
      <style:text-properties fo:font-size="14pt" style:font-size-asian="14pt" style:font-size-complex="14pt"/>
    </style:style>
    <style:style style:name="T94" style:family="text">
      <style:text-properties officeooo:rsid="009de5ed"/>
    </style:style>
    <style:style style:name="fr1" style:family="graphic" style:parent-style-name="OLE">
      <style:graphic-properties fo:margin-left="0cm" fo:margin-right="0cm" style:vertical-pos="middle" style:vertical-rel="text" fo:padding-left="0.256cm" fo:padding-right="0.256cm" fo:padding-top="0.129cm" fo:padding-bottom="0.129cm" fo:border="non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2cm" fo:text-indent="-0.635cm" fo:margin-left="10.73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4">Математические методы в экономике и финансах</text:span>»</text:p>
      <text:p text:style-name="P7">ПО ЛАБОРАТОРНОЙ РАБОТЕ №<text:span text:style-name="T6">4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2">4</text:span>1__________________________Кислицын И.К.</text:p>
      <text:p text:style-name="P9">Проверил <text:span text:style-name="T9">преподаватель кафедры ПМмИ</text:span> _________________ <text:span text:style-name="T9">Здоровенко М.Ю</text:span><text:span text:style-name="T8">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7">3</text:span></text:p>
      <text:p text:style-name="P66"><text:soft-page-break/>Задание</text:p>
      <text:list xml:id="list1168442814" text:style-name="WW8Num18">
        <text:list-item>
          <text:p text:style-name="P105">Построить регрессию изучаемой величины у на время <text:span text:style-name="T1">t</text:span> (или номер наблюдения, соответствующий хронологическому порядку). Найти остатки <draw:frame draw:style-name="fr1" draw:name="Объект220" text:anchor-type="as-char" svg:width="0.549cm" svg:height="0.563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 </text:p>
        </text:list-item>
        <text:list-item>
          <text:p text:style-name="P105">Исследовать модель на наличие автокорреляции остатков. Для этого провести:</text:p>
        </text:list-item>
      </text:list>
      <text:p text:style-name="P109">А) Тест Дарбина – Уотсона,</text:p>
      <text:p text:style-name="P109">Б) Тест серий (Бреуша – Годфри),</text:p>
      <text:p text:style-name="P109">В) <text:span text:style-name="T1">Q</text:span> – тест Льюинга – Бокса.</text:p>
      <text:list xml:id="list572801472" text:continue-numbering="true" text:style-name="WW8Num18">
        <text:list-item>
          <text:p text:style-name="P105">При обнаружении в модели авторегрессии первого порядка <draw:frame draw:style-name="fr1" draw:name="Объект221" text:anchor-type="as-char" svg:width="2.593cm" svg:height="0.563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 оценить коэффициент авторегрессии <draw:frame draw:style-name="fr1" draw:name="Объект222" text:anchor-type="as-char" svg:width="0.501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:</text:p>
        </text:list-item>
      </text:list>
      <text:p text:style-name="P109">А) С помощью регрессии, </text:p>
      <text:p text:style-name="P109">Б) Двухшаговой процедурой Дарбина,</text:p>
      <text:p text:style-name="P109">В) Процедурой Кохрейна – Оркатта.</text:p>
      <text:list xml:id="list1758267063" text:continue-numbering="true" text:style-name="WW8Num18">
        <text:list-item>
          <text:p text:style-name="P105">Провести доступный ОМНК</text:p>
        </text:list-item>
      </text:list>
      <text:p text:style-name="P106"/>
      <text:list xml:id="list1685314647" text:continue-numbering="true" text:style-name="WW8Num18">
        <text:list-item>
          <text:p text:style-name="P103"><text:span text:style-name="T93">Провести проверку модели на гетероскедастичность остатков. Для этого провести:</text:span></text:p>
        </text:list-item>
      </text:list>
      <text:p text:style-name="P107"><text:tab/>А Тест ранговой корреляции Спирмена,</text:p>
      <text:p text:style-name="P107"><text:tab/>Б) Тест Голдфелда – Квандта,</text:p>
      <text:p text:style-name="P107"><text:tab/>В) Тест Уайта,</text:p>
      <text:p text:style-name="P107"><text:tab/>Г) Тест Глейзера.</text:p>
      <text:list xml:id="list1789788579" text:style-name="L3">
        <text:list-item>
          <text:p text:style-name="P104"><text:span text:style-name="T93">Устранить гетероскедастичность применяя <text:s/>доступный ОМНК</text:span></text:p>
        </text:list-item>
        <text:list-item>
          <text:p text:style-name="P104"><text:span text:style-name="T93">Построить уточненное уравнение регрессии.</text:span></text:p>
        </text:list-item>
      </text:list>
      <text:p text:style-name="P108"/>
      <text:p text:style-name="P11">Ход работы</text:p>
      <text:p text:style-name="P75"><text:span text:style-name="T94">В ходе лабораторной работы №2 получена следующая регрессия от факторов x2, x3, x6</text:span></text:p>
      <text:p text:style-name="P75"><text:span text:style-name="T94"/></text:p>
      <text:p text:style-name="P74"><text:span text:style-name="T21"/></text:p>
      <text:p text:style-name="P74"><text:span text:style-name="T21"/></text:p>
      <text:p text:style-name="P99">Выводы</text:p>
      <text:p text:style-name="P100"/>
      <text:p text:style-name="P10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598cm" fo:text-indent="-0.318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08cm" fo:text-indent="-0.318cm" fo:margin-left="7.4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18cm" fo:text-indent="-0.318cm" fo:margin-left="11.2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307cm" fo:text-indent="-0.635cm" fo:margin-left="2.30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04-16T15:00:58</dc:date>
    <meta:print-date>2011-11-11T08:42:00</meta:print-date>
    <meta:editing-cycles>171</meta:editing-cycles>
    <meta:editing-duration>PT22H29M48S</meta:editing-duration>
    <meta:generator>LibreOffice/3.6$Linux_X86_64 LibreOffice_project/360m1$Build-2</meta:generator>
    <meta:document-statistic meta:table-count="0" meta:image-count="0" meta:object-count="3" meta:page-count="2" meta:paragraph-count="34" meta:word-count="181" meta:character-count="1412" meta:non-whitespace-character-count="125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tyle mathsize="12pt">
        <mrow>
          <mrow>
            <msub>
              <mi>ε</mi>
              <mrow>
                <mstyle mathsize="8pt">
                  <mrow>
                    <mrow>
                      <mi>t</mi>
                    </mrow>
                  </mrow>
                </mstyle>
              </mrow>
            </msub>
          </mrow>
        </mrow>
      </mstyle>
      <mrow/>
    </mrow>
    <annotation encoding="StarMath 5.0"> size 12{ε rSub { size 8{t} } } {}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sub>
                <mi>ε</mi>
                <mrow>
                  <mstyle mathsize="8pt">
                    <mrow>
                      <mrow>
                        <mi>t</mi>
                      </mrow>
                    </mrow>
                  </mstyle>
                </mrow>
              </msub>
              <mo stretchy="false">=</mo>
              <mrow>
                <mrow>
                  <mi>ρ</mi>
                  <mo stretchy="false">⋅</mo>
                  <msub>
                    <mi>ε</mi>
                    <mrow>
                      <mstyle mathsize="8pt">
                        <mrow>
                          <mrow>
                            <mrow>
                              <mi>t</mi>
                              <mo stretchy="false">=</mo>
                              <mn>1</mn>
                            </mrow>
                          </mrow>
                        </mrow>
                      </mstyle>
                    </mrow>
                  </msub>
                </mrow>
                <mo stretchy="false">+</mo>
                <msub>
                  <mi>ν</mi>
                  <mrow>
                    <mstyle mathsize="8pt">
                      <mrow>
                        <mrow>
                          <mi>t</mi>
                        </mrow>
                      </mrow>
                    </mstyle>
                  </mrow>
                </msub>
              </mrow>
            </mrow>
          </mrow>
        </mrow>
      </mstyle>
      <mrow/>
    </mrow>
    <annotation encoding="StarMath 5.0"> size 12{ε rSub { size 8{t} } =ρ cdot ε rSub { size 8{t=1} } +ν rSub { size 8{t} } } {}</annotation>
  </semantics>
</math>
</file>

<file path=Object 3/content.xml><?xml version="1.0" encoding="utf-8"?>
<math xmlns="http://www.w3.org/1998/Math/MathML">
  <semantics>
    <mrow>
      <mstyle mathsize="12pt">
        <mrow>
          <mrow>
            <mi>ρ</mi>
          </mrow>
        </mrow>
      </mstyle>
      <mrow/>
    </mrow>
    <annotation encoding="StarMath 5.0"> size 12{ρ} {}</annotation>
  </semantics>
</math>
</file>